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fo:font-size="10pt" style:font-size-asian="10pt"/>
    </style:style>
    <style:style style:name="P2" style:family="paragraph" style:parent-style-name="Standard">
      <style:paragraph-properties fo:margin-top="0.005cm" fo:margin-bottom="0cm" style:contextual-spacing="false" fo:line-height="100%"/>
      <style:text-properties fo:font-size="10pt" style:font-size-asian="10pt"/>
    </style:style>
    <style:style style:name="P3" style:family="paragraph" style:parent-style-name="Standard">
      <style:paragraph-properties fo:margin-top="0.014cm" fo:margin-bottom="0cm" style:contextual-spacing="false" fo:line-height="100%"/>
      <style:text-properties fo:font-size="10pt" officeooo:rsid="001d0260" officeooo:paragraph-rsid="001d0260" style:font-size-asian="10pt" style:font-size-complex="10pt"/>
    </style:style>
    <style:style style:name="P4" style:family="paragraph" style:parent-style-name="Standard">
      <style:paragraph-properties fo:margin-top="0.014cm" fo:margin-bottom="0cm" style:contextual-spacing="false" fo:line-height="100%"/>
      <style:text-properties fo:font-size="10pt" officeooo:rsid="003c4081" officeooo:paragraph-rsid="003c4081" style:font-size-asian="10pt" style:font-size-complex="10pt"/>
    </style:style>
    <style:style style:name="P5" style:family="paragraph" style:parent-style-name="Standard">
      <style:paragraph-properties fo:margin-top="0cm" fo:margin-bottom="0cm" style:contextual-spacing="false" fo:line-height="100%"/>
      <style:text-properties fo:font-size="10pt" fo:font-weight="bold" officeooo:rsid="0021e46c" officeooo:paragraph-rsid="0021e46c" style:font-size-asian="10pt" style:font-weight-asian="bold" style:font-size-complex="10pt" style:font-weight-complex="bold"/>
    </style:style>
    <style:style style:name="P6" style:family="paragraph" style:parent-style-name="Standard">
      <style:paragraph-properties fo:margin-top="0.014cm" fo:margin-bottom="0cm" style:contextual-spacing="false" fo:line-height="100%"/>
      <style:text-properties fo:font-size="10pt" fo:font-weight="bold" officeooo:rsid="001ddabb" officeooo:paragraph-rsid="001e168f" style:font-size-asian="10pt" style:font-weight-asian="bold" style:font-size-complex="10pt" style:font-weight-complex="bold"/>
    </style:style>
    <style:style style:name="P7" style:family="paragraph" style:parent-style-name="Standard">
      <style:paragraph-properties fo:margin-top="0.007cm" fo:margin-bottom="0cm" style:contextual-spacing="false" fo:line-height="100%"/>
      <style:text-properties fo:font-size="12pt" style:font-size-asian="12pt"/>
    </style:style>
    <style:style style:name="P8" style:family="paragraph" style:parent-style-name="Standard">
      <style:paragraph-properties fo:margin-top="0.018cm" fo:margin-bottom="0cm" style:contextual-spacing="false" fo:line-height="100%"/>
      <style:text-properties fo:font-size="12pt" style:font-size-asian="12pt"/>
    </style:style>
    <style:style style:name="P9" style:family="paragraph" style:parent-style-name="Standard">
      <style:paragraph-properties fo:margin-top="0.014cm" fo:margin-bottom="0cm" style:contextual-spacing="false" fo:line-height="100%"/>
      <style:text-properties fo:font-size="13.5pt" officeooo:rsid="001d0260" officeooo:paragraph-rsid="001d0260" style:font-size-asian="13.5pt"/>
    </style:style>
    <style:style style:name="P10" style:family="paragraph" style:parent-style-name="Standard">
      <style:paragraph-properties fo:margin-top="0.014cm" fo:margin-bottom="0cm" style:contextual-spacing="false" fo:line-height="100%"/>
      <style:text-properties fo:font-size="13.5pt" officeooo:rsid="001ddabb" officeooo:paragraph-rsid="001e168f" style:font-size-asian="13.5pt"/>
    </style:style>
    <style:style style:name="P11" style:family="paragraph" style:parent-style-name="Standard">
      <style:paragraph-properties fo:margin-top="0.014cm" fo:margin-bottom="0cm" style:contextual-spacing="false" fo:line-height="100%"/>
      <style:text-properties style:font-name="Arial" fo:font-size="10pt" fo:language="es" fo:country="ES" fo:font-weight="bold" officeooo:rsid="00e35c15" officeooo:paragraph-rsid="00e35c15" style:font-name-asian="Arial1" style:font-size-asian="10pt" style:language-asian="es" style:country-asian="ES" style:font-weight-asian="bold" style:font-name-complex="Arial1" style:font-size-complex="10pt" style:language-complex="es" style:country-complex="ES" style:font-weight-complex="bold"/>
    </style:style>
    <style:style style:name="P12" style:family="paragraph" style:parent-style-name="Standard">
      <style:paragraph-properties fo:margin-top="0.014cm" fo:margin-bottom="0cm" style:contextual-spacing="false" fo:line-height="100%"/>
      <style:text-properties style:font-name="Arial" fo:font-size="10pt" fo:language="es" fo:country="ES" fo:font-weight="bold" officeooo:rsid="00de0f04" officeooo:paragraph-rsid="00de0f04" style:font-name-asian="Arial1" style:font-size-asian="10pt" style:language-asian="es" style:country-asian="ES" style:font-weight-asian="bold" style:font-name-complex="Arial1" style:font-size-complex="10pt" style:language-complex="es" style:country-complex="ES" style:font-weight-complex="bold"/>
    </style:style>
    <style:style style:name="P13" style:family="paragraph" style:parent-style-name="Heading_20_2">
      <style:text-properties fo:color="#939393" loext:opacity="100%"/>
    </style:style>
    <style:style style:name="P14" style:family="paragraph" style:parent-style-name="Standard">
      <style:paragraph-properties fo:margin-left="0.183cm" fo:margin-right="0cm" fo:margin-top="0cm" fo:margin-bottom="0cm" style:contextual-spacing="false" fo:line-height="0.533cm" fo:text-align="start" style:justify-single-word="false" fo:text-indent="0cm" style:auto-text-indent="false"/>
      <style:text-properties fo:color="#1f1f1f" loext:opacity="100%" fo:font-size="17pt" style:font-size-asian="17pt" style:text-scale="95%"/>
    </style:style>
    <style:style style:name="P15" style:family="paragraph" style:parent-style-name="Standard">
      <style:paragraph-properties fo:margin-top="0.014cm" fo:margin-bottom="0cm" style:contextual-spacing="false" fo:line-height="100%"/>
      <style:text-properties fo:color="#1f1f1f" loext:opacity="100%" style:font-name="Calibri" fo:font-size="10pt" officeooo:rsid="011732be" officeooo:paragraph-rsid="011732be" style:font-size-asian="10pt" style:font-size-complex="10pt" style:text-scale="105%"/>
    </style:style>
    <style:style style:name="P16" style:family="paragraph" style:parent-style-name="Standard">
      <style:paragraph-properties fo:margin-left="0cm" fo:margin-right="0.182cm" fo:margin-top="0cm" fo:margin-bottom="0cm" style:contextual-spacing="false" fo:text-align="end" style:justify-single-word="false" fo:text-indent="0cm" style:auto-text-indent="false">
        <style:tab-stops>
          <style:tab-stop style:position="6.142cm"/>
        </style:tab-stops>
      </style:paragraph-properties>
      <style:text-properties fo:color="#3f3f3f" loext:opacity="100%" fo:font-size="9.5pt" style:text-underline-style="solid" style:text-underline-width="auto" style:text-underline-color="#231f20" style:font-size-asian="9.5pt" style:text-scale="100%"/>
    </style:style>
    <style:style style:name="P17" style:family="paragraph" style:parent-style-name="Standard">
      <style:paragraph-properties fo:margin-left="0cm" fo:margin-right="0.182cm" fo:margin-top="0.233cm" fo:margin-bottom="0cm" style:contextual-spacing="false" fo:text-align="end" style:justify-single-word="false" fo:text-indent="0cm" style:auto-text-indent="false">
        <style:tab-stops>
          <style:tab-stop style:position="6.151cm"/>
        </style:tab-stops>
      </style:paragraph-properties>
      <style:text-properties fo:color="#3f3f3f" loext:opacity="100%" fo:font-size="9.5pt" style:text-underline-style="solid" style:text-underline-width="auto" style:text-underline-color="#231f20" officeooo:paragraph-rsid="001d82ab" style:font-size-asian="9.5pt" style:text-scale="100%"/>
    </style:style>
    <style:style style:name="P18" style:family="paragraph" style:parent-style-name="Standard">
      <style:paragraph-properties fo:margin-top="0.009cm" fo:margin-bottom="0cm" style:contextual-spacing="false" fo:line-height="100%"/>
      <style:text-properties fo:font-size="12.5pt" officeooo:rsid="00297f68" officeooo:paragraph-rsid="00297f68" style:font-size-asian="12.5pt"/>
    </style:style>
    <style:style style:name="P19" style:family="paragraph" style:parent-style-name="Footnote">
      <style:text-properties officeooo:paragraph-rsid="0037694e"/>
    </style:style>
    <style:style style:name="P20" style:family="paragraph" style:parent-style-name="Heading_20_1" style:master-page-name="Standard">
      <style:paragraph-properties fo:margin-top="0.055cm" fo:margin-bottom="0cm" style:contextual-spacing="false" fo:line-height="0.637cm" style:page-number="auto"/>
      <style:text-properties fo:color="#1f1f1f" loext:opacity="100%" style:font-name="Calibri" style:text-scale="105%"/>
    </style:style>
    <style:style style:name="P21" style:family="paragraph" style:parent-style-name="Standard" style:list-style-name="L1">
      <style:paragraph-properties fo:margin-top="0.014cm" fo:margin-bottom="0cm" style:contextual-spacing="false" fo:line-height="100%"/>
      <style:text-properties fo:font-size="10pt" officeooo:paragraph-rsid="004864db" style:font-size-asian="10pt" style:font-size-complex="10pt"/>
    </style:style>
    <style:style style:name="P22" style:family="paragraph" style:parent-style-name="Standard" style:list-style-name="L2">
      <style:paragraph-properties fo:margin-top="0cm" fo:margin-bottom="0cm" style:contextual-spacing="false" fo:line-height="100%"/>
      <style:text-properties fo:font-size="10pt" officeooo:paragraph-rsid="011732be" style:font-size-asian="10pt" style:font-size-complex="10pt"/>
    </style:style>
    <style:style style:name="P23" style:family="paragraph" style:parent-style-name="Standard" style:list-style-name="L2">
      <style:paragraph-properties fo:margin-top="0cm" fo:margin-bottom="0cm" style:contextual-spacing="false" fo:line-height="100%"/>
      <style:text-properties fo:font-size="10pt" officeooo:rsid="00eadae3" officeooo:paragraph-rsid="011732be" style:font-size-asian="10pt" style:font-size-complex="10pt"/>
    </style:style>
    <style:style style:name="P24" style:family="paragraph" style:parent-style-name="Standard" style:list-style-name="L2">
      <style:paragraph-properties fo:margin-top="0cm" fo:margin-bottom="0cm" style:contextual-spacing="false" fo:line-height="100%"/>
      <style:text-properties fo:font-size="10pt" officeooo:rsid="00eadae3" officeooo:paragraph-rsid="00eadae3" style:font-size-asian="10pt" style:font-size-complex="10pt"/>
    </style:style>
    <style:style style:name="P25" style:family="paragraph" style:parent-style-name="Standard" style:list-style-name="L2">
      <style:paragraph-properties fo:margin-top="0cm" fo:margin-bottom="0cm" style:contextual-spacing="false" fo:line-height="100%"/>
      <style:text-properties fo:font-size="10pt" officeooo:rsid="00c13957" officeooo:paragraph-rsid="011732be" style:font-size-asian="10pt" style:font-size-complex="10pt"/>
    </style:style>
    <style:style style:name="P26" style:family="paragraph" style:parent-style-name="Standard" style:list-style-name="L1">
      <style:paragraph-properties fo:margin-top="0.014cm" fo:margin-bottom="0cm" style:contextual-spacing="false" fo:line-height="100%"/>
      <style:text-properties style:font-name="Arial" fo:font-size="10pt" fo:language="es" fo:country="ES" officeooo:rsid="01166f75" officeooo:paragraph-rsid="01166f75" style:font-name-asian="Arial1" style:font-size-asian="10pt" style:language-asian="es" style:country-asian="ES" style:font-name-complex="Arial1" style:font-size-complex="10pt" style:language-complex="es" style:country-complex="ES"/>
    </style:style>
    <style:style style:name="P27" style:family="paragraph" style:parent-style-name="Standard" style:list-style-name="L1">
      <style:paragraph-properties fo:margin-top="0.014cm" fo:margin-bottom="0cm" style:contextual-spacing="false" fo:line-height="100%"/>
      <style:text-properties officeooo:paragraph-rsid="004864db"/>
    </style:style>
    <style:style style:name="P28" style:family="paragraph" style:parent-style-name="Standard" style:list-style-name="L1">
      <style:paragraph-properties fo:margin-top="0.014cm" fo:margin-bottom="0cm" style:contextual-spacing="false" fo:line-height="100%"/>
      <style:text-properties officeooo:paragraph-rsid="00467424"/>
    </style:style>
    <style:style style:name="P29" style:family="paragraph" style:parent-style-name="Standard" style:list-style-name="L2">
      <style:paragraph-properties fo:margin-top="0cm" fo:margin-bottom="0cm" style:contextual-spacing="false" fo:line-height="100%"/>
      <style:text-properties officeooo:paragraph-rsid="00227a45"/>
    </style:style>
    <style:style style:name="P30" style:family="paragraph" style:parent-style-name="Standard" style:list-style-name="L2">
      <style:paragraph-properties fo:margin-top="0cm" fo:margin-bottom="0cm" style:contextual-spacing="false" fo:line-height="100%"/>
      <style:text-properties officeooo:paragraph-rsid="011732be"/>
    </style:style>
    <style:style style:name="P31" style:family="paragraph" style:parent-style-name="Standard" style:list-style-name="L2">
      <style:paragraph-properties fo:margin-top="0cm" fo:margin-bottom="0cm" style:contextual-spacing="false" fo:line-height="100%"/>
      <style:text-properties officeooo:paragraph-rsid="00410b5a"/>
    </style:style>
    <style:style style:name="P32" style:family="paragraph" style:parent-style-name="Standard" style:list-style-name="L2">
      <style:paragraph-properties fo:margin-top="0cm" fo:margin-bottom="0cm" style:contextual-spacing="false" fo:line-height="100%"/>
      <style:text-properties officeooo:paragraph-rsid="004c4392"/>
    </style:style>
    <style:style style:name="P33" style:family="paragraph" style:parent-style-name="Standard" style:list-style-name="L3">
      <style:paragraph-properties fo:margin-top="0.014cm" fo:margin-bottom="0cm" style:contextual-spacing="false" fo:line-height="100%"/>
      <style:text-properties officeooo:paragraph-rsid="00dfdb09"/>
    </style:style>
    <style:style style:name="P34" style:family="paragraph" style:parent-style-name="Standard" style:list-style-name="L3">
      <style:paragraph-properties fo:margin-top="0.014cm" fo:margin-bottom="0cm" style:contextual-spacing="false" fo:line-height="100%"/>
      <style:text-properties officeooo:paragraph-rsid="00f2cb7c"/>
    </style:style>
    <style:style style:name="P35" style:family="paragraph">
      <loext:graphic-properties draw:fill="none"/>
      <style:paragraph-properties fo:text-align="center"/>
    </style:style>
    <style:style style:name="P36" style:family="paragraph">
      <style:paragraph-properties fo:text-align="start" style:writing-mode="lr-tb"/>
    </style:style>
    <style:style style:name="P37" style:family="paragraph">
      <loext:graphic-properties draw:fill="none"/>
      <style:paragraph-properties fo:text-align="start" style:writing-mode="lr-tb"/>
    </style:style>
    <style:style style:name="P38" style:family="paragraph">
      <style:paragraph-properties fo:text-align="center"/>
    </style:style>
    <style:style style:name="P39" style:family="paragraph">
      <loext:graphic-properties draw:fill="solid" draw:fill-color="#231f20"/>
      <style:paragraph-properties fo:text-align="center" style:writing-mode="lr-tb"/>
      <style:text-properties fo:color="#ffffff" loext:opacity="100%" fo:font-size="20pt" style:font-size-asian="20pt" style:font-size-complex="20pt"/>
    </style:style>
    <style:style style:name="P40" style:family="paragraph">
      <loext:graphic-properties draw:fill="solid" draw:fill-color="#ffffff"/>
      <style:paragraph-properties fo:text-align="center"/>
    </style:style>
    <style:style style:name="P41" style:family="paragraph">
      <loext:graphic-properties draw:fill="none"/>
      <style:paragraph-properties fo:text-align="center" style:writing-mode="lr-tb"/>
      <style:text-properties fo:font-size="20pt" style:font-size-asian="20pt" style:font-size-complex="20pt"/>
    </style:style>
    <style:style style:name="P42" style:family="paragraph">
      <loext:graphic-properties draw:fill="solid" draw:fill-color="#231f20"/>
      <style:paragraph-properties fo:text-align="center" style:writing-mode="lr-tb"/>
      <style:text-properties fo:color="#ffffff" loext:opacity="100%"/>
    </style:style>
    <style:style style:name="T1" style:family="text">
      <style:text-properties officeooo:rsid="001d0260"/>
    </style:style>
    <style:style style:name="T2" style:family="text">
      <style:text-properties officeooo:rsid="0030500f"/>
    </style:style>
    <style:style style:name="T3" style:family="text">
      <style:text-properties officeooo:rsid="0035ca10"/>
    </style:style>
    <style:style style:name="T4" style:family="text">
      <style:text-properties style:font-name="Arial" fo:language="es" fo:country="ES" officeooo:rsid="0052ef8d" style:font-name-asian="Arial1" style:language-asian="es" style:country-asian="ES" style:font-name-complex="Arial1" style:language-complex="es" style:country-complex="ES"/>
    </style:style>
    <style:style style:name="T5" style:family="text">
      <style:text-properties style:font-name="Arial" fo:language="es" fo:country="ES" officeooo:rsid="0056107c" style:font-name-asian="Arial1" style:language-asian="es" style:country-asian="ES" style:font-name-complex="Arial1" style:language-complex="es" style:country-complex="ES"/>
    </style:style>
    <style:style style:name="T6" style:family="text">
      <style:text-properties style:font-name="Arial" fo:language="es" fo:country="ES" officeooo:rsid="00821980" style:font-name-asian="Arial1" style:language-asian="es" style:country-asian="ES" style:font-name-complex="Arial1" style:language-complex="es" style:country-complex="ES"/>
    </style:style>
    <style:style style:name="T7" style:family="text">
      <style:text-properties style:font-name="Arial" fo:font-size="10pt" fo:language="es" fo:country="ES" fo:font-weight="normal" officeooo:rsid="011732be" style:font-name-asian="Arial1" style:font-size-asian="10pt" style:language-asian="es" style:country-asian="ES" style:font-weight-asian="normal" style:font-name-complex="Arial1" style:font-size-complex="10pt" style:language-complex="es" style:country-complex="ES" style:font-weight-complex="normal"/>
    </style:style>
    <style:style style:name="T8" style:family="text">
      <style:text-properties style:font-name="Arial" fo:font-size="10pt" fo:language="es" fo:country="ES" fo:font-weight="normal" officeooo:rsid="00f2cb7c" style:font-name-asian="Arial1" style:font-size-asian="10pt" style:language-asian="es" style:country-asian="ES" style:font-weight-asian="normal" style:font-name-complex="Arial1" style:font-size-complex="10pt" style:language-complex="es" style:country-complex="ES" style:font-weight-complex="normal"/>
    </style:style>
    <style:style style:name="T9" style:family="text">
      <style:text-properties style:font-name="Arial" fo:font-size="10pt" fo:language="es" fo:country="ES" officeooo:rsid="01166f75" style:font-name-asian="Arial1" style:font-size-asian="10pt" style:language-asian="es" style:country-asian="ES" style:font-name-complex="Arial1" style:font-size-complex="10pt" style:language-complex="es" style:country-complex="ES"/>
    </style:style>
    <style:style style:name="T10" style:family="text">
      <style:text-properties style:font-name="Arial" fo:font-size="10pt" fo:language="es" fo:country="ES" officeooo:rsid="0056107c" style:font-name-asian="Arial1" style:font-size-asian="10pt" style:language-asian="es" style:country-asian="ES" style:font-name-complex="Arial1" style:font-size-complex="10pt" style:language-complex="es" style:country-complex="ES"/>
    </style:style>
    <style:style style:name="T11" style:family="text">
      <style:text-properties style:font-name="Arial" fo:font-size="10pt" fo:language="es" fo:country="ES" officeooo:rsid="011732be" style:font-name-asian="Arial1" style:font-size-asian="10pt" style:language-asian="es" style:country-asian="ES" style:font-name-complex="Arial1" style:font-size-complex="10pt" style:language-complex="es" style:country-complex="ES"/>
    </style:style>
    <style:style style:name="T12" style:family="text">
      <style:text-properties officeooo:rsid="00470c2f"/>
    </style:style>
    <style:style style:name="T13" style:family="text">
      <style:text-properties officeooo:rsid="00821980"/>
    </style:style>
    <style:style style:name="T14" style:family="text">
      <style:text-properties officeooo:rsid="003b23ed"/>
    </style:style>
    <style:style style:name="T15" style:family="text">
      <style:text-properties officeooo:rsid="004c4392"/>
    </style:style>
    <style:style style:name="T16" style:family="text">
      <style:text-properties fo:font-size="10pt" style:font-size-asian="10pt" style:font-size-complex="10pt"/>
    </style:style>
    <style:style style:name="T17" style:family="text">
      <style:text-properties fo:font-size="10pt" officeooo:rsid="0042885d" style:font-size-asian="10pt" style:font-size-complex="10pt"/>
    </style:style>
    <style:style style:name="T18" style:family="text">
      <style:text-properties fo:font-size="10pt" officeooo:rsid="004c4392" style:font-size-asian="10pt" style:font-size-complex="10pt"/>
    </style:style>
    <style:style style:name="T19" style:family="text">
      <style:text-properties fo:font-size="10pt" officeooo:rsid="003767fd" style:font-size-asian="10pt" style:font-size-complex="10pt"/>
    </style:style>
    <style:style style:name="T20" style:family="text">
      <style:text-properties fo:font-size="10pt" officeooo:rsid="002f1be0" style:font-size-asian="10pt" style:font-size-complex="10pt"/>
    </style:style>
    <style:style style:name="T21" style:family="text">
      <style:text-properties fo:font-size="10pt" officeooo:rsid="00227a45" style:font-size-asian="10pt" style:font-size-complex="10pt"/>
    </style:style>
    <style:style style:name="T22" style:family="text">
      <style:text-properties fo:font-size="10pt" officeooo:rsid="00410b5a" style:font-size-asian="10pt" style:font-size-complex="10pt"/>
    </style:style>
    <style:style style:name="T23" style:family="text">
      <style:text-properties officeooo:rsid="00b53b7a"/>
    </style:style>
    <style:style style:name="T24" style:family="text">
      <style:text-properties officeooo:rsid="00bf9eeb"/>
    </style:style>
    <style:style style:name="T25" style:family="text">
      <style:text-properties officeooo:rsid="0037694e"/>
    </style:style>
    <style:style style:name="T26" style:family="text">
      <style:text-properties officeooo:rsid="011732be"/>
    </style:style>
    <style:style style:name="T27" style:family="text">
      <style:text-properties officeooo:rsid="00c13957"/>
    </style:style>
    <style:style style:name="T28" style:family="text">
      <style:text-properties fo:color="#1f1f1f" loext:opacity="100%" fo:font-size="9.5pt"/>
    </style:style>
    <style:style style:name="T29" style:family="text">
      <style:text-properties fo:color="#ffffff" loext:opacity="100%" fo:font-size="20pt" style:font-size-asian="20pt" style:font-size-complex="20pt"/>
    </style:style>
    <style:style style:name="T30" style:family="text">
      <style:text-properties fo:font-size="20pt" style:font-size-asian="20pt" style:font-size-complex="20pt"/>
    </style:style>
    <style:style style:name="T31" style:family="text">
      <style:text-properties fo:color="#ffffff" loext:opacity="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9cm" svg:stroke-color="#6c6e70" draw:stroke-linejoin="round" svg:stroke-linecap="butt" draw:fill="none" draw:textarea-horizontal-align="center" draw:textarea-vertical-align="top" draw:auto-grow-height="false" fo:padding-top="0.025cm" fo:padding-bottom="0.025cm" fo:padding-left="0.025cm" fo:padding-right="0.025cm" style:run-through="foreground"/>
    </style:style>
    <style:style style:name="gr3" style:family="graphic">
      <style:graphic-properties draw:stroke="none" svg:stroke-width="0cm" draw:fill="none" draw:textarea-vertical-align="top" draw:auto-grow-height="false" fo:min-height="0.376cm" fo:min-width="1.633cm" fo:padding-top="0cm" fo:padding-bottom="0cm" fo:padding-left="0cm" fo:padding-right="0cm" style:run-through="foreground"/>
      <style:paragraph-properties style:writing-mode="lr-tb"/>
    </style:style>
    <style:style style:name="gr4" style:family="graphic">
      <style:graphic-properties draw:stroke="none" svg:stroke-width="0cm" draw:fill="solid" draw:fill-color="#231f20"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Dash_20_1" svg:stroke-width="0.049cm" svg:stroke-color="#6c6e70" draw:stroke-linejoin="round" svg:stroke-linecap="butt" draw:fill="solid" draw:fill-color="#ffffff" draw:textarea-horizontal-align="center" draw:textarea-vertical-align="top" draw:auto-grow-height="false" fo:padding-top="0.025cm" fo:padding-bottom="0.025cm" fo:padding-left="0.025cm" fo:padding-right="0.025cm"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35cm" svg:stroke-color="#6d6e71" draw:stroke-linejoin="round" svg:stroke-linecap="butt" draw:fill="none" draw:textarea-horizontal-align="center" draw:textarea-vertical-align="top" draw:auto-grow-height="false" fo:padding-top="0.018cm" fo:padding-bottom="0.018cm" fo:padding-left="0.018cm" fo:padding-right="0.018cm" style:run-through="background"/>
      <style:paragraph-properties style:writing-mode="lr-tb"/>
    </style:style>
    <style:style style:name="gr8" style:family="graphic">
      <style:graphic-properties draw:stroke="none" svg:stroke-width="0cm" draw:fill="solid" draw:fill-color="#231f20" draw:textarea-horizontal-align="center" draw:textarea-vertical-align="top" draw:auto-grow-height="false" style:run-through="background"/>
      <style:paragraph-properties style:writing-mode="lr-tb"/>
    </style:style>
    <style:style style:name="gr9" style:family="graphic">
      <style:graphic-properties draw:stroke="solid" svg:stroke-width="0.009cm" svg:stroke-color="#231f20" draw:stroke-linejoin="round" svg:stroke-linecap="butt" draw:fill="none" draw:textarea-horizontal-align="center" draw:textarea-vertical-align="top" draw:auto-grow-height="false" fo:padding-top="0.004cm" fo:padding-bottom="0.004cm" fo:padding-left="0.004cm" fo:padding-right="0.004cm"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text:bookmark-start text:name="Página 1"/><draw:line text:anchor-type="char" draw:z-index="10" draw:name="Forma1" draw:style-name="gr5" draw:text-style-name="P40" svg:x1="0.129cm" svg:y1="0cm" svg:x2="20.871cm" svg:y2="0cm"><text:p/></draw:line><text:bookmark-end text:name="Página 1"/>PLANTA</text:h>
      <text:p text:style-name="P14">DE SONIDO</text:p>
      <text:h text:style-name="P13" text:outline-level="3">(Raider)</text:h>
      <text:p text:style-name="P1"/>
      <text:p text:style-name="P1"><draw:polygon text:anchor-type="char" draw:z-index="11" draw:name="Forma2" draw:style-name="gr4" draw:text-style-name="P39" svg:width="6.872cm" svg:height="0.929cm" svg:x="0.821cm" svg:y="0.152cm" svg:viewBox="0 0 6873 930" draw:points="6351,0 523,0 320,15 153,54 42,114 0,185 0,742 42,814 153,874 320,915 523,930 6351,930 6553,915 6720,874 6833,814 6873,742 6873,185 6833,114 6720,54 6553,15"><text:p text:style-name="P38"><text:span text:style-name="T29">3</text:span><text:span text:style-name="T29">’ </text:span><text:span text:style-name="T29">3</text:span><text:span text:style-name="T29">4</text:span><text:span text:style-name="T29">’</text:span><text:span text:style-name="T29">’ </text:span><text:span text:style-name="T29">D</text:span><text:span text:style-name="T29">r</text:span><text:span text:style-name="T29">e</text:span><text:span text:style-name="T29">a</text:span><text:span text:style-name="T29">m</text:span><text:span text:style-name="T29">n</text:span><text:span text:style-name="T29">o</text:span><text:span text:style-name="T29">i</text:span><text:span text:style-name="T29">s</text:span><text:span text:style-name="T29">e</text:span></text:p></draw:polygon></text:p>
      <text:p text:style-name="P1"/>
      <text:p text:style-name="P2"/>
      <text:p text:style-name="P16"><text:s/></text:p>
      <text:p text:style-name="P18">Presentación<text:span text:style-name="T12"> </text:span>del EP homónimo</text:p>
      <text:p text:style-name="P18"/>
      <text:p text:style-name="P17"><text:s/></text:p>
      <text:p text:style-name="P7"/>
      <text:p text:style-name="P8"><draw:g text:anchor-type="char" draw:z-index="12" draw:name="Forma4" draw:style-name="gr1"><draw:polygon draw:style-name="gr2" draw:text-style-name="P35" svg:width="11.745cm" svg:height="5.881cm" svg:x="3.043cm" svg:y="0.196cm" svg:viewBox="0 0 11746 5882" draw:points="0,1270 134,1214 268,1157 402,1103 534,1050 669,998 803,947 935,898 1069,850 1203,804 1335,759 1469,714 1603,672 1736,630 1870,591 2004,552 2136,515 2270,478 2404,443 2537,409 2671,377 2805,348 2937,318 3071,289 3205,263 3338,236 3470,213 3605,191 3739,168 3871,148 4005,129 4139,111 4271,95 4405,79 4539,65 4672,53 4806,42 4940,32 5072,23 5206,16 5340,11 5473,5 5607,4 5741,0 5873,0 6007,0 6141,4 6273,5 6407,11 6542,16 6676,23 6808,32 6942,42 7076,53 7208,65 7342,79 7476,95 7609,111 7743,129 7877,148 8009,168 8143,191 8277,213 8410,236 8544,263 8678,289 8810,318 8944,348 9078,377 9210,411 9344,443 9479,478 9611,515 9745,552 9879,591 10010,630 10144,672 10278,714 10411,759 10545,804 10679,850 10813,898 10945,947 11079,998 11213,1050 11346,1103 11480,1157 11614,1214 11746,1270 11746,5882 0,5882 0,5750 0,5616 0,1404"><text:p/></draw:polygon><draw:custom-shape draw:style-name="gr3" draw:text-style-name="P37" svg:width="1.634cm" svg:height="0.376cm" svg:x="8.089cm" svg:y="5.511cm"><text:p text:style-name="P36"><text:span text:style-name="T28">Habitaci</text:span><text:span text:style-name="T28">ón</text:span></text:p><draw:enhanced-geometry draw:type="0"/></draw:custom-shape></draw:g></text:p>
      <text:p text:style-name="P1"/>
      <text:p text:style-name="P9"><draw:g text:anchor-type="char" draw:z-index="1" draw:name="Forma5" draw:style-name="gr6"><draw:polygon draw:style-name="gr7" draw:text-style-name="P41" svg:width="0.937cm" svg:height="0.831cm" svg:x="7.071cm" svg:y="0.245cm" svg:viewBox="0 0 938 832" draw:points="92,0 846,0 889,7 917,24 934,51 938,84 938,749 934,781 917,808 889,825 846,832 92,832 48,825 20,808 5,781 0,749 0,84 5,51 20,24 48,7"><text:p text:style-name="P38"><text:span text:style-name="T30">2</text:span></text:p></draw:polygon></draw:g><draw:g text:anchor-type="char" draw:z-index="5" draw:name="Forma6_0" draw:style-name="gr6"><draw:polygon draw:style-name="gr7" draw:text-style-name="P41" svg:width="0.97cm" svg:height="0.866cm" svg:x="9.734cm" svg:y="0.163cm" svg:viewBox="0 0 971 867" draw:points="96,0 875,0 920,7 949,25 967,53 971,88 971,780 967,814 949,841 920,859 875,867 96,867 50,859 20,841 5,814 0,780 0,88 5,53 20,25 50,7"><text:p text:style-name="P38"><text:span text:style-name="T30">3</text:span></text:p></draw:polygon></draw:g><draw:g text:anchor-type="char" draw:z-index="7" draw:name="Forma7_0" draw:style-name="gr6"><draw:polygon draw:style-name="gr7" draw:text-style-name="P41" svg:width="0.937cm" svg:height="0.831cm" svg:x="8.312cm" svg:y="0.124cm" svg:viewBox="0 0 938 832" draw:points="92,0 846,0 889,7 917,24 934,51 938,84 938,749 934,781 917,808 889,825 846,832 92,832 48,825 20,808 5,781 0,749 0,84 5,51 20,24 48,7"><text:p text:style-name="P38"><text:span text:style-name="T30">1</text:span></text:p></draw:polygon></draw:g><draw:g text:anchor-type="char" draw:z-index="8" draw:name="Forma8_6" draw:style-name="gr6"><draw:polygon draw:style-name="gr7" draw:text-style-name="P41" svg:width="0.953cm" svg:height="0.849cm" svg:x="13.083cm" svg:y="2.106cm" svg:viewBox="0 0 954 850" draw:points="94,0 860,0 904,7 933,25 950,52 954,86 954,765 950,798 933,825 904,843 860,850 94,850 49,843 20,825 5,798 0,765 0,86 5,52 20,25 49,7"><text:p text:style-name="P38"><text:span text:style-name="T30">4</text:span></text:p></draw:polygon></draw:g></text:p>
      <text:p text:style-name="P9"/>
      <text:p text:style-name="P9"><draw:g text:anchor-type="char" draw:z-index="2" draw:name="Forma9" draw:style-name="gr6"><draw:polygon draw:style-name="gr7" draw:text-style-name="P41" svg:width="9.391cm" svg:height="2.992cm" svg:x="4.158cm" svg:y="0.107cm" svg:viewBox="0 0 9392 2993" draw:points="920,0 8469,0 8899,25 9182,86 9351,183 9392,302 9392,2694 9351,2809 9182,2906 8899,2968 8469,2993 920,2993 481,2968 201,2906 50,2809 0,2694 0,302 50,183 201,86 481,25"><text:p text:style-name="P38"><text:span text:style-name="T30">A</text:span></text:p></draw:polygon></draw:g><draw:g text:anchor-type="char" draw:z-index="3" draw:name="Forma8_0" draw:style-name="gr6"><draw:polygon draw:style-name="gr7" draw:text-style-name="P41" svg:width="0.953cm" svg:height="0.849cm" svg:x="3.813cm" svg:y="1.259cm" svg:viewBox="0 0 954 850" draw:points="94,0 860,0 904,7 933,25 950,52 954,86 954,765 950,798 933,825 904,843 860,850 94,850 49,843 20,825 5,798 0,765 0,86 5,52 20,25 49,7"><text:p text:style-name="P38"><text:span text:style-name="T30">6</text:span></text:p></draw:polygon></draw:g></text:p>
      <text:p text:style-name="P9"/>
      <text:p text:style-name="P9"><draw:g text:anchor-type="char" draw:z-index="0" draw:name="Forma3" draw:style-name="gr6"><draw:polygon draw:style-name="gr8" draw:text-style-name="P42" svg:width="1.673cm" svg:height="0.726cm" svg:x="8.065cm" svg:y="0.216cm" svg:viewBox="0 0 1674 727" draw:points="1616,0 56,0 37,11 9,39 0,58 0,395 224,508 836,727 1593,452 1651,429 1665,415 1674,395 1674,58 1665,39 1637,11"><text:p text:style-name="P38"><text:span text:style-name="T31">Público</text:span></text:p></draw:polygon><draw:polygon draw:style-name="gr9" draw:text-style-name="P35" svg:width="1.673cm" svg:height="0.726cm" svg:x="8.065cm" svg:y="0.216cm" svg:viewBox="0 0 1674 727" draw:points="79,0 836,0 1595,0 1616,0 1637,11 1651,25 1665,39 1674,58 1674,79 1674,226 1674,374 1674,395 1665,415 1454,503 1270,570 1080,639 923,695 836,727 748,695 591,641 404,573 224,508 85,455 0,395 0,374 0,226 0,79 0,58 9,39 23,25 37,11 56,0"><text:p/></draw:polygon></draw:g></text:p>
      <text:p text:style-name="P9"/>
      <text:p text:style-name="P9"><draw:g text:anchor-type="char" draw:z-index="4" draw:name="Forma8_2" draw:style-name="gr6"><draw:polygon draw:style-name="gr7" draw:text-style-name="P41" svg:width="0.953cm" svg:height="0.849cm" svg:x="6.57cm" svg:y="0.476cm" svg:viewBox="0 0 954 850" draw:points="94,0 860,0 904,7 933,25 950,52 954,86 954,765 950,798 933,825 904,843 860,850 94,850 49,843 20,825 5,798 0,765 0,86 5,52 20,25 49,7"><text:p text:style-name="P38"><text:span text:style-name="T30">5</text:span></text:p></draw:polygon></draw:g><draw:g text:anchor-type="char" draw:z-index="6" draw:name="Forma8_5" draw:style-name="gr6"><draw:polygon draw:style-name="gr7" draw:text-style-name="P41" svg:width="0.953cm" svg:height="0.849cm" svg:x="10.207cm" svg:y="0.432cm" svg:viewBox="0 0 954 850" draw:points="94,0 860,0 904,7 933,25 950,52 954,86 954,765 950,798 933,825 904,843 860,850 94,850 49,843 20,825 5,798 0,765 0,86 5,52 20,25 49,7"><text:p text:style-name="P38"><text:span text:style-name="T30">7</text:span></text:p></draw:polygon></draw:g></text:p>
      <text:p text:style-name="P10"><text:s text:c="2"/><draw:g text:anchor-type="char" draw:z-index="9" draw:name="Forma8_1" draw:style-name="gr6"><draw:polygon draw:style-name="gr7" draw:text-style-name="P41" svg:width="0.953cm" svg:height="0.849cm" svg:x="8.207cm" svg:y="-4.569cm" svg:viewBox="0 0 954 850" draw:points="94,0 860,0 904,7 933,25 950,52 954,86 954,765 950,798 933,825 904,843 860,850 94,850 49,843 20,825 5,798 0,765 0,86 5,52 20,25 49,7"><text:p text:style-name="P38"><text:span text:style-name="T30">8</text:span></text:p></draw:polygon></draw:g></text:p>
      <text:p text:style-name="P10"/>
      <text:p text:style-name="P10"/>
      <text:p text:style-name="P6">Lineas</text:p>
      <text:p text:style-name="P3"/>
      <text:list xml:id="list122271229" text:style-name="L1">
        <text:list-item>
          <text:p text:style-name="P21"><text:span text:style-name="T2">Voz 1 </text:span><text:span text:style-name="T1">Micrófono </text:span><text:span text:style-name="T14">C</text:span><text:span text:style-name="T1">entral </text:span><text:span text:style-name="T3">(Unidireccional-Cardioide)</text:span><text:span text:style-name="T3"><text:note text:id="ftn1" text:note-class="footnote"><text:note-citation>1</text:note-citation><text:note-body><text:p text:style-name="P19"><text:span text:style-name="T9">Cualquiera, es un micrófono para amplificar el discurso explicativo</text:span><text:span text:style-name="T25">.</text:span></text:p></text:note-body></text:note></text:span><text:span text:style-name="T4">.</text:span></text:p>
        </text:list-item>
        <text:list-item>
          <text:p text:style-name="P26">Escritorio y Silla para poder colocar la computadora portátil de mi propiedad.</text:p>
        </text:list-item>
        <text:list-item>
          <text:p text:style-name="P27"><text:span text:style-name="T9">Sistema de Sonido 5.1 Woofer (plug chico o grande con adaptador, para conectar a la neetbook)</text:span><text:span text:style-name="T19">.</text:span></text:p>
        </text:list-item>
        <text:list-item>
          <text:p text:style-name="P26">Sistema de Sonido 5.1 (1º)</text:p>
        </text:list-item>
        <text:list-item>
          <text:p text:style-name="P26">Sistema de Sonido 5.1 (2º)</text:p>
        </text:list-item>
        <text:list-item>
          <text:p text:style-name="P26">Sistema de Sonido 5.1 (3º)</text:p>
        </text:list-item>
        <text:list-item>
          <text:p text:style-name="P26">Sistema de Sonido 5.1 (4º)</text:p>
        </text:list-item>
        <text:list-item>
          <text:p text:style-name="P28"><text:span text:style-name="T9">Proyector y Pantalla</text:span><text:span text:style-name="T20">.</text:span></text:p>
        </text:list-item>
      </text:list>
      <text:p text:style-name="P4"/>
      <text:p text:style-name="P5">Otos requerimientos</text:p>
      <text:p text:style-name="P5"/>
      <text:list xml:id="list3842706979" text:style-name="L2">
        <text:list-item>
          <text:p text:style-name="P29"><text:span text:style-name="T21">Zona </text:span><text:span text:style-name="T9">con silla para el auditorio</text:span><text:span text:style-name="T21">.</text:span></text:p>
        </text:list-item>
        <text:list-item>
          <text:p text:style-name="P30"><text:span text:style-name="T11">El</text:span><text:span text:style-name="T18"> micrófono deben estar </text:span><text:span text:style-name="T10">con su</text:span><text:span text:style-name="T18"> pie.</text:span></text:p>
        </text:list-item>
        <text:list-item>
          <text:p text:style-name="P31"><text:span text:style-name="T11">El</text:span><text:span text:style-name="T16"> micrófonos deben poseer una pinza </text:span><text:span text:style-name="T17">con sistema </text:span><text:span text:style-name="T16">antigolpes (se sugiere A55</text:span><text:span text:style-name="T22">M de Shure</text:span><text:span text:style-name="T16">).</text:span></text:p>
        </text:list-item>
        <text:list-item>
          <text:p text:style-name="P32"><text:span text:style-name="T15">Los 4 micrófonos deben estar cada uno </text:span><text:span text:style-name="T5">con su</text:span><text:span text:style-name="T15"> pie.</text:span></text:p>
        </text:list-item>
        <text:list-item>
          <text:p text:style-name="P22"><text:span text:style-name="T23">2 </text:span><text:span text:style-name="T13">Zapatilla </text:span><text:span text:style-name="T6">eléctrica</text:span><text:span text:style-name="T13"> con disyuntor y descarga a tierra </text:span><text:span text:style-name="T23">de 5 tomas </text:span><text:span text:style-name="T24">tipo I</text:span><text:span text:style-name="T23">.</text:span></text:p>
        </text:list-item>
        <text:list-item>
          <text:p text:style-name="P23"><text:span text:style-name="T27">Máquina de humo </text:span><text:span text:style-name="T26">(Excluyente)</text:span><text:span text:style-name="T27">.</text:span></text:p>
          <text:p text:style-name="P25"/>
          <text:p text:style-name="P24"/>
        </text:list-item>
      </text:list>
      <text:p text:style-name="P12">Luces</text:p>
      <text:list xml:id="list2688957837" text:style-name="L3">
        <text:list-item>
          <text:p text:style-name="P33"><text:span text:style-name="T7">La del auditorio</text:span><text:span text:style-name="T8">.</text:span></text:p>
        </text:list-item>
        <text:list-item>
          <text:p text:style-name="P34"><text:span text:style-name="T7">Negra (para que quede sola encendida al momento de la escucha de la obra)</text:span><text:span text:style-name="T8">.</text:span></text:p>
        </text:list-item>
      </text:list>
      <text:p text:style-name="P11"/>
      <text:p text:style-name="P15">Nota importante: Antes de escuchar una muestra de la obra, se explicará el funcionamiento del algoritmo que la genera. Es decir, esta obra tendrá dos partes: Presentación del software y Escucha de su emis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draw:stroke-dash draw:name="Dash_20_1" draw:display-name="Dash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family-generic="roman" style:font-pitch="variable" fo:font-size="8pt" fo:language="es" fo:country="ES" style:font-name-asian="Calibri1" style:font-family-asian="Calibri" style:font-family-generic-asian="system" style:font-pitch-asian="variable" style:font-size-asian="8pt" style:language-asian="es" style:country-asian="ES" style:font-name-complex="Calibri1" style:font-family-complex="Calibri" style:font-family-generic-complex="system" style:font-pitch-complex="variable" style:font-size-complex="8pt" style:language-complex="es" style:country-complex="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178cm" fo:margin-right="0cm" fo:line-height="0.533cm" fo:text-indent="0cm" style:auto-text-indent="false"/>
      <style:text-properties style:font-name="Arial" fo:font-family="Arial" style:font-family-generic="roman" style:font-pitch="variable" fo:font-size="17pt" fo:language="es" fo:country="ES" style:font-name-asian="Arial1" style:font-family-asian="Arial" style:font-family-generic-asian="system" style:font-pitch-asian="variable" style:font-size-asian="17pt" style:language-asian="es" style:country-asian="ES" style:font-name-complex="Arial1" style:font-family-complex="Arial" style:font-family-generic-complex="system" style:font-pitch-complex="variable" style:font-size-complex="17pt" style:language-complex="es" style:country-complex="ES"/>
    </style:style>
    <style:style style:name="Heading_20_2" style:display-name="Heading 2" style:family="paragraph" style:parent-style-name="Standard" style:default-outline-level="3" style:list-style-name="" style:class="text">
      <style:paragraph-properties fo:margin-left="0.196cm" fo:margin-right="0cm" fo:line-height="0.566cm" fo:text-indent="0cm" style:auto-text-indent="false"/>
      <style:text-properties style:font-name="Arial" fo:font-family="Arial" style:font-family-generic="roman" style:font-pitch="variable" fo:font-size="15.5pt" fo:language="es" fo:country="ES" style:font-name-asian="Arial1" style:font-family-asian="Arial" style:font-family-generic-asian="system" style:font-pitch-asian="variable" style:font-size-asian="15.5pt" style:language-asian="es" style:country-asian="ES" style:font-name-complex="Arial1" style:font-family-complex="Arial" style:font-family-generic-complex="system" style:font-pitch-complex="variable" style:font-size-complex="15.5pt" style:language-complex="es" style:country-complex="ES"/>
    </style:style>
    <style:style style:name="List_20_Paragraph" style:display-name="List Paragraph" style:family="paragraph" style:parent-style-name="Standard" style:default-outline-level="">
      <style:text-properties fo:language="es" fo:country="ES" style:language-asian="es" style:country-asian="ES"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Default_20_Paragraph_20_Font" style:display-name="Default Paragraph Font"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920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rge arjona</meta:initial-creator>
    <dc:title>PLANTA DE SONIDO - PRE COSQUIN.cdr</dc:title>
    <meta:creation-date>2021-06-18T18:37:55</meta:creation-date>
    <dc:date>2022-09-09T15:54:03.014630902</dc:date>
    <meta:editing-duration>PT2H41M10S</meta:editing-duration>
    <meta:generator>LibreOffice/7.3.7.2$Linux_X86_64 LibreOffice_project/30$Build-2</meta:generator>
    <meta:editing-cycles>50</meta:editing-cycles>
    <meta:document-statistic meta:table-count="0" meta:image-count="0" meta:object-count="0" meta:page-count="1" meta:paragraph-count="28" meta:word-count="199" meta:character-count="1141" meta:non-whitespace-character-count="979"/>
    <meta:user-defined meta:name="AppVersion">12.0000</meta:user-defined>
    <meta:user-defined meta:name="Created" meta:value-type="date">2018-09-18T00:00:00</meta:user-defined>
    <meta:user-defined meta:name="Creator">CorelDRAW X7</meta:user-defined>
    <meta:user-defined meta:name="DocSecurity" meta:value-type="float">0</meta:user-defined>
    <meta:user-defined meta:name="HyperlinksChanged" meta:value-type="boolean">false</meta:user-defined>
    <meta:user-defined meta:name="LastSaved" meta:value-type="date">2021-06-18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